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color="#999999" style:font-name="Tahoma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Preformatted_20_Text">
      <style:text-properties style:font-name="Tahoma"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style:font-name="Tahoma" fo:font-size="10pt" fo:language="ru" fo:country="RU" style:font-size-asian="10pt" style:font-size-complex="10pt"/>
    </style:style>
    <style:style style:name="P4" style:family="paragraph" style:parent-style-name="Preformatted_20_Text">
      <style:text-properties style:font-name="Tahoma" fo:font-size="10pt" fo:language="ru" fo:country="RU" style:font-size-asian="10pt" style:font-size-complex="10pt"/>
    </style:style>
    <style:style style:name="P5" style:family="paragraph" style:parent-style-name="Preformatted_20_Text" style:list-style-name="L1">
      <style:text-properties style:font-name="Tahoma" fo:font-size="10pt" fo:language="ru" fo:country="RU" style:font-size-asian="10pt" style:font-size-complex="10pt"/>
    </style:style>
    <style:style style:name="P6" style:family="paragraph" style:parent-style-name="Preformatted_20_Text">
      <style:text-properties style:font-name="Tahoma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Preformatted_20_Text">
      <style:paragraph-properties fo:margin-left="0.979cm" fo:margin-right="0cm" fo:margin-top="0cm" fo:margin-bottom="0cm" fo:text-indent="0cm" style:auto-text-indent="false"/>
      <style:text-properties style:font-name="Tahoma" fo:font-size="10pt" fo:language="en" fo:country="US" style:font-size-asian="10pt" style:font-size-complex="10pt"/>
    </style:style>
    <style:style style:name="P8" style:family="paragraph" style:parent-style-name="Preformatted_20_Text" style:master-page-name="">
      <style:paragraph-properties fo:margin-left="0.979cm" fo:margin-right="0cm" fo:margin-top="0cm" fo:margin-bottom="0cm" fo:text-indent="0cm" style:auto-text-indent="false" style:page-number="auto"/>
      <style:text-properties style:font-name="Tahoma" fo:font-size="10pt" fo:language="en" fo:country="US" style:font-size-asian="10pt" style:font-size-complex="10pt"/>
    </style:style>
    <style:style style:name="P9" style:family="paragraph" style:parent-style-name="Preformatted_20_Text">
      <style:paragraph-properties fo:margin-left="0.979cm" fo:margin-right="0cm" fo:text-indent="0cm" style:auto-text-indent="false"/>
      <style:text-properties style:font-name="Tahoma" fo:language="zxx" fo:country="none" style:language-asian="zxx" style:country-asian="none" style:language-complex="zxx" style:country-complex="none"/>
    </style:style>
    <style:style style:name="P10" style:family="paragraph" style:parent-style-name="Preformatted_20_Text" style:master-page-name="">
      <style:paragraph-properties fo:margin-left="0.979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11" style:family="paragraph" style:parent-style-name="Preformatted_20_Text" style:master-page-name="">
      <style:paragraph-properties fo:margin-left="0.979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12" style:family="paragraph" style:parent-style-name="Preformatted_20_Text" style:master-page-name="">
      <style:paragraph-properties fo:margin-left="0.979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13" style:family="paragraph" style:parent-style-name="Preformatted_20_Text" style:master-page-name="">
      <style:paragraph-properties fo:margin-left="0.979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14" style:family="paragraph" style:parent-style-name="Preformatted_20_Text" style:master-page-name="">
      <style:paragraph-properties fo:margin-left="1.058cm" fo:margin-right="0cm" fo:margin-top="0cm" fo:margin-bottom="0cm" fo:text-indent="0cm" style:auto-text-indent="false" style:page-number="auto"/>
      <style:text-properties style:font-name="Tahom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Preformatted_20_Text">
      <style:paragraph-properties fo:margin-left="1.058cm" fo:margin-right="0cm" fo:text-indent="0cm" style:auto-text-indent="false"/>
    </style:style>
    <style:style style:name="P16" style:family="paragraph" style:parent-style-name="Preformatted_20_Text">
      <style:paragraph-properties fo:margin-left="1.058cm" fo:margin-right="0cm" fo:text-indent="0cm" style:auto-text-indent="false"/>
      <style:text-properties style:font-name="Tahoma" fo:language="zxx" fo:country="none" style:language-asian="zxx" style:country-asian="none" style:language-complex="zxx" style:country-complex="none"/>
    </style:style>
    <style:style style:name="P17" style:family="paragraph" style:parent-style-name="Preformatted_20_Text">
      <style:paragraph-properties fo:margin-left="1.058cm" fo:margin-right="0cm" fo:text-indent="0cm" style:auto-text-indent="false"/>
      <style:text-properties style:font-name="Tahoma" fo:language="zxx" fo:country="none" style:language-asian="zxx" style:country-asian="none" style:language-complex="zxx" style:country-complex="none"/>
    </style:style>
    <style:style style:name="P18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19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20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21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22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23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24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25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26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27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28" style:family="paragraph" style:parent-style-name="Preformatted_20_Text" style:master-page-name="">
      <style:paragraph-properties fo:margin-left="1.058cm" fo:margin-right="0cm" fo:text-indent="0cm" style:auto-text-indent="false" style:page-number="auto"/>
      <style:text-properties style:font-name="Tahoma" fo:language="zxx" fo:country="none" style:language-asian="zxx" style:country-asian="none" style:language-complex="zxx" style:country-complex="none"/>
    </style:style>
    <style:style style:name="P29" style:family="paragraph" style:parent-style-name="Preformatted_20_Text" style:list-style-name="L2" style:master-page-name="">
      <style:paragraph-properties fo:margin-top="0cm" fo:margin-bottom="0cm" style:page-number="auto"/>
      <style:text-properties style:font-name="Tahoma" fo:language="ru" fo:country="RU"/>
    </style:style>
    <style:style style:name="P30" style:family="paragraph" style:parent-style-name="Preformatted_20_Text" style:list-style-name="L2">
      <style:paragraph-properties fo:margin-top="0cm" fo:margin-bottom="0cm"/>
      <style:text-properties style:font-name="Tahom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ahoma" fo:language="zxx" fo:country="none" style:language-asian="zxx" style:country-asian="none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1" style:family="text">
      <style:text-properties fo:font-size="10pt" fo:language="en" fo:country="US" style:font-size-asian="10pt" style:font-size-complex="10pt"/>
    </style:style>
    <style:style style:name="T12" style:family="text">
      <style:text-properties fo:font-size="10pt" fo:language="en" fo:country="US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font-size="10pt" fo:language="ru" fo:country="RU" style:font-size-asian="10pt" style:font-size-complex="10pt"/>
    </style:style>
    <style:style style:name="T14" style:family="text">
      <style:text-properties fo:font-size="10pt" fo:language="ru" fo:country="RU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1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language="zxx" fo:country="none" style:language-asian="zxx" style:country-asian="none" style:language-complex="zxx" style:country-complex="none"/>
    </style:style>
    <style:style style:name="T19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2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2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pache Ant</text:span> должен быть знаком каждому Java-программисту: это популярный инструмент сборки ПО (<text:span text:style-name="T1">build tool</text:span>), полностью написанный на Java. Сценарий представляет собой простой XML-файл. Этот инструмент используют не только Java-разработчики.</text:p>
      <text:p text:style-name="P4"/>
      <text:p text:style-name="P4">Мы пройдём <text:span text:style-name="T7">пять простых шагов</text:span>, чтобы начать использовать <text:span text:style-name="T1">Ant</text:span>:</text:p>
      <text:list xml:id="list5128382083548202221" text:style-name="L1">
        <text:list-item>
          <text:p text:style-name="P5">Скачаем, установим и настроим.</text:p>
        </text:list-item>
        <text:list-item>
          <text:p text:style-name="P5">Напишем <text:span text:style-name="T18">HelloWorld</text:span> сценарий.</text:p>
        </text:list-item>
        <text:list-item>
          <text:p text:style-name="P5">Разберёмся с принципами работы и XML форматом сценария сборки.</text:p>
        </text:list-item>
        <text:list-item>
          <text:p text:style-name="P5">Узнаем минимально необходимый список заданий.</text:p>
        </text:list-item>
        <text:list-item>
          <text:p text:style-name="P5">Напишем сценарий для полного цикла сборки и тестирования простого проекта.</text:p>
        </text:list-item>
      </text:list>
      <text:p text:style-name="P4"/>
      <text:p text:style-name="P2"><text:span text:style-name="T13">Нам потребуется </text:span><text:span text:style-name="T15">Java SE </text:span><text:span text:style-name="T10">Development Kit</text:span><text:span text:style-name="T13"> (JDK, скачиваем по адресу </text:span><text:a xlink:type="simple" xlink:href="http://www.oracle.com/technetwork/java/javase/downloads" text:style-name="Internet_20_link" text:visited-style-name="Visited_20_Internet_20_Link">http://www.oracle.com/technetwork/java/javase/downloads</text:a><text:span text:style-name="T13">), ваш любимый текстовый редактор (для Windows рекомендую </text:span><text:span text:style-name="T11">Notepad</text:span><text:span text:style-name="T13">++, для Linux — vi/</text:span><text:span text:style-name="T11">vim</text:span><text:span text:style-name="T13">) и минимальные навыки работы в командной строке. Сценарии сборки и примеры на Java протестированы и в Linux (</text:span><text:span text:style-name="T16">Simply Linux 7.95.0, CentOS </text:span><text:span text:style-name="T12">Linux</text:span><text:span text:style-name="T14"> </text:span><text:span text:style-name="T16">6.8</text:span><text:span text:style-name="T13">) и в Windows (XP/7). Использование </text:span><text:span text:style-name="T11">Ant </text:span><text:span text:style-name="T13">одинаково и в </text:span><text:span text:style-name="T11">Linux </text:span><text:span text:style-name="T13">и в </text:span><text:span text:style-name="T11">Windows</text:span><text:span text:style-name="T13">.</text:span></text:p>
      <text:p text:style-name="P4"/>
      <text:p text:style-name="P6">1. Скачиваем, устанавливаем, настраиваем</text:p>
      <text:p text:style-name="P4"/>
      <text:p text:style-name="P4">Linux: устанавливаем из репозитария командой вроде <text:span text:style-name="T21">sudo apt-get install ant</text:span>. Учтите, что нам нужна версия не ниже 1.8.*. Для <text:span text:style-name="T18">CentOS</text:span> 6.8 можно использовать скрипт, предложенный в предыдущей статье.</text:p>
      <text:p text:style-name="P4"/>
      <text:p text:style-name="P4">Windows: посещаем веб-сайт <text:span text:style-name="T18">https://ant.apache.org/</text:span> заходим в раздел <text:span text:style-name="T1">Download/Binary Distributions</text:span> и скачиваем архив <text:span text:style-name="T18">apache-ant-1.10.1-bin.zip</text:span> (возможно сейчас есть уже более свежая версия). Cодержимое архива копируем в любой каталог, например "<text:span text:style-name="T18">C:\Program Files\Apache Ant</text:span>". Затем добавляем путь к каталогу bin (<text:span text:style-name="T18">C:\Program Files\Apache Ant\bin</text:span>) в системную переменную Path.</text:p>
      <text:p text:style-name="P4"/>
      <text:p text:style-name="P4">Проверяем работоспособность, вызвав <text:span text:style-name="T2">a</text:span><text:span text:style-name="T7">nt</text:span> в командной строке:</text:p>
      <text:p text:style-name="P4"/>
      <text:p text:style-name="P8">$ ant <text:span text:style-name="T6">-</text:span>version</text:p>
      <text:p text:style-name="P7">Apache Ant(TM) version 1.10.1 compiled on February 2 2017</text:p>
      <text:p text:style-name="P4"/>
      <text:p text:style-name="P4">Если аналогичное сообщение получено — всё в порядке.</text:p>
      <text:p text:style-name="P4"/>
      <text:p text:style-name="P6"><text:span text:style-name="T1">2. </text:span>Пишем <text:span text:style-name="T18">HelloWorld</text:span> сценарий</text:p>
      <text:p text:style-name="P4"/>
      <text:p text:style-name="P10">&lt;?xml version="1.0"?&gt;</text:p>
      <text:p text:style-name="P9">&lt;project name="HelloWorld" default="hello"&gt;</text:p>
      <text:p text:style-name="P9"><text:s text:c="4"/>&lt;target name="hello"&gt;</text:p>
      <text:p text:style-name="P9"><text:s text:c="8"/>&lt;echo&gt;Hello, World!&lt;/echo&gt;</text:p>
      <text:p text:style-name="P9"><text:s text:c="4"/>&lt;/target&gt;</text:p>
      <text:p text:style-name="P9">&lt;/project&gt;</text:p>
      <text:p text:style-name="P4"/>
      <text:p text:style-name="P4">Создадим каталог <text:span text:style-name="T3">h</text:span><text:span text:style-name="T9">ello</text:span> и сохраним туда файл с именем <text:span text:style-name="T19">build.xml</text:span>, содержащий предложенный выше сценарий. В командной строке перейдём в каталог и вызовем <text:span text:style-name="T1">ant</text:span>:</text:p>
      <text:p text:style-name="P4"/>
      <text:p text:style-name="P10">$ cd ~/hello/<text:line-break/>$ ant</text:p>
      <text:p text:style-name="P9">Buildfile: /home/lamp/hello/build.xml</text:p>
      <text:p text:style-name="P9"/>
      <text:p text:style-name="P9">hello:</text:p>
      <text:p text:style-name="P9"><text:s text:c="5"/>[echo] Hello, World!</text:p>
      <text:p text:style-name="P9">BUILD SUCCESSFULL</text:p>
      <text:p text:style-name="P9"/>
      <text:p text:style-name="P9">Total time: 0 seconds</text:p>
      <text:p text:style-name="P4"/>
      <text:p text:style-name="P3">Что произошло? Ant нашел файл сценария с именем по умолчанию (<text:span text:style-name="T18">build.xml</text:span>) и выполнил задание<text:span text:style-name="T1"> </text:span>с <text:soft-page-break/>именем <text:span text:style-name="T3">hello</text:span>, также указанное по умолчанию в теге <text:span text:style-name="T3">project</text:span><text:span text:style-name="T1"> </text:span>с помощью <text:span text:style-name="T1">а</text:span>трибута<text:span text:style-name="T1"> </text:span><text:span text:style-name="T3">default</text:span><text:span text:style-name="T17"> </text:span><text:span text:style-name="T4">(</text:span><text:span text:style-name="T17">обратите внимание что в теге </text:span><text:span text:style-name="T3">project</text:span><text:span text:style-name="T4"> </text:span><text:span text:style-name="T17">мы также указали имя проекта, используя атрибут </text:span><text:span text:style-name="T3">name</text:span><text:span text:style-name="T4">)</text:span>. Мы получим такой же результат, если при вызове <text:span text:style-name="T1">ant</text:span> укажем в качестве параметра слово <text:span text:style-name="T3">hello</text:span>:</text:p>
      <text:p text:style-name="P4"/>
      <text:p text:style-name="P10">$ ant hello</text:p>
      <text:p text:style-name="P4"/>
      <text:p text:style-name="P6"><text:span text:style-name="T1">3</text:span>. Основные принципы работы</text:p>
      <text:p text:style-name="P4"/>
      <text:p text:style-name="P4">Сценарий сборки — обычный XML-файл. Он открывается (и закрывается<text:span text:style-name="T1">)</text:span> тегом <text:span text:style-name="T2">project</text:span><text:span text:style-name="T5">,</text:span><text:span text:style-name="T1"> </text:span>в котором можно указать имя проекта и цель по умолчанию. Далее он содержит определение целей (<text:span text:style-name="T2">target</text:span>), зависимостей (<text:span text:style-name="T2">depends</text:span>) и свойств (<text:span text:style-name="T2">property</text:span>). Простейший сценарий должен иметь хотя бы одну цель. В теге <text:span text:style-name="T1">target </text:span>мы описываем вызов одного или нескольких заданий (<text:span text:style-name="T2">tasks</text:span>). Можно задать имя для <text:span text:style-name="T1">target</text:span> с помощью атрибута <text:span text:style-name="T3">name</text:span><text:span text:style-name="T1"> (name="command")</text:span>. Заданное имя становится командой для нашего сценария и вызвать соответствующую цель<text:span text:style-name="T1"> </text:span>можно так:</text:p>
      <text:p text:style-name="P4"/>
      <text:p text:style-name="P10">$ ant command</text:p>
      <text:p text:style-name="P4"/>
      <text:p text:style-name="P4">В <text:span text:style-name="T1">target</text:span> есть возможность (хотя это необязательно) указать зависимость с помощью атрибута <text:span text:style-name="T3">depends</text:span>. Зависимости связывают target<text:span text:style-name="T1">'</text:span>ы между собой. Например, есть <text:span text:style-name="T1">target c </text:span>именем "compile", a есть — с именем "run", зависимый от "compile". И если мы захотим выполнить "run", сначала выполнится "compile".</text:p>
      <text:p text:style-name="P4"/>
      <text:p text:style-name="P6"><text:span text:style-name="T1">4</text:span>. Минимально необходимый список заданий (<text:span text:style-name="T1">tasks</text:span>)</text:p>
      <text:p text:style-name="P4"/>
      <text:p text:style-name="P4">Стандартная версия Ant содержит более 150 заданий (<text:span text:style-name="T18">https://ant.apache.org/manual/tasklist.html</text:span>). Нам пока потребуются только семь:</text:p>
      <text:p text:style-name="P4"/>
      <text:list xml:id="list5309972727850351847" text:style-name="L2">
        <text:list-item>
          <text:p text:style-name="P29"><text:span text:style-name="T2">echo</text:span> — вывод сообщения в консоль</text:p>
        </text:list-item>
        <text:list-item>
          <text:p text:style-name="P30"><text:span text:style-name="T7">mkdir</text:span> — создание директорий</text:p>
        </text:list-item>
        <text:list-item>
          <text:p text:style-name="P30"><text:span text:style-name="T2">delete</text:span> — удаление файлов и директорий</text:p>
        </text:list-item>
        <text:list-item>
          <text:p text:style-name="P30"><text:span text:style-name="T7">javac</text:span> — компиляция Java—кода</text:p>
        </text:list-item>
        <text:list-item>
          <text:p text:style-name="P30"><text:span text:style-name="T7">java</text:span> — запуск class и jar файлов</text:p>
        </text:list-item>
        <text:list-item>
          <text:p text:style-name="P30"><text:span text:style-name="T7">jar</text:span> — создание jar файла</text:p>
        </text:list-item>
        <text:list-item>
          <text:p text:style-name="P30"><text:span text:style-name="T7">junit</text:span> — запуск тестов</text:p>
        </text:list-item>
      </text:list>
      <text:p text:style-name="P4"/>
      <text:p text:style-name="P6">5. Пишем сценарий для сборки и тестирования Java проекта</text:p>
      <text:p text:style-name="P4"/>
      <text:p text:style-name="P4">Ant предоставляет полную свободу в формировании структуры каталогов. Мы создадим в нашем каталоге подкаталог src для исходных текстов на java <text:span text:style-name="T1">(</text:span>в <text:span text:style-name="T1">Windows </text:span>это будет команда <text:span text:style-name="T3">md</text:span><text:span text:style-name="T1">)</text:span>:</text:p>
      <text:p text:style-name="P4"/>
      <text:p text:style-name="P14">$ mkdir src</text:p>
      <text:p text:style-name="P4"/>
      <text:p text:style-name="P4">И сохраним туда файл <text:span text:style-name="T7">HelloWorld.java</text:span> следующего содержания:</text:p>
      <text:p text:style-name="P4"/>
      <text:p text:style-name="P18">public class HelloWorld {</text:p>
      <text:p text:style-name="P16"><text:s text:c="4"/>public static void main(String[] args) {</text:p>
      <text:p text:style-name="P16"><text:s text:c="8"/>System.out.println("Hello, World!");</text:p>
      <text:p text:style-name="P16"><text:s text:c="4"/>}</text:p>
      <text:p text:style-name="P16">}</text:p>
      <text:p text:style-name="P4"/>
      <text:p text:style-name="P4">Затем немного усложним текст нашего сценария (<text:span text:style-name="T18">build.xml</text:span>):</text:p>
      <text:p text:style-name="P4"/>
      <text:p text:style-name="P18">&lt;?xml version="1.0"?&gt;</text:p>
      <text:p text:style-name="P16">&lt;project name="HelloWorld" default="run"&gt;</text:p>
      <text:p text:style-name="P16"><text:s text:c="4"/>&lt;target name="mkdir"&gt;</text:p>
      <text:p text:style-name="P16"><text:s text:c="8"/>&lt;mkdir dir="build/classes"/&gt;</text:p>
      <text:p text:style-name="P16"><text:s text:c="4"/>&lt;/target&gt;</text:p>
      <text:p text:style-name="P16"><text:s text:c="4"/>&lt;target name="compile" depends="mkdir"&gt;</text:p>
      <text:p text:style-name="P16"><text:soft-page-break/><text:s text:c="8"/>&lt;javac destdir="build/classes" includeantruntime="false"&gt;</text:p>
      <text:p text:style-name="P16"><text:s text:c="12"/>&lt;src path="src"/&gt;</text:p>
      <text:p text:style-name="P16"><text:s text:c="8"/>&lt;/javac&gt;</text:p>
      <text:p text:style-name="P16"><text:s text:c="4"/>&lt;/target&gt;</text:p>
      <text:p text:style-name="P16"><text:s text:c="4"/>&lt;target name="run" depends="compile"&gt;</text:p>
      <text:p text:style-name="P16"><text:s text:c="8"/>&lt;java classname="HelloWorld" classpath="build/classes"/&gt;</text:p>
      <text:p text:style-name="P16"><text:s text:c="4"/>&lt;/target&gt;</text:p>
      <text:p text:style-name="P16"><text:s text:c="4"/>&lt;target name="clean"&gt;</text:p>
      <text:p text:style-name="P16"><text:s text:c="8"/>&lt;delete dir="build"/&gt;</text:p>
      <text:p text:style-name="P16"><text:s text:c="4"/>&lt;/target&gt;</text:p>
      <text:p text:style-name="P16">&lt;/project&gt;</text:p>
      <text:p text:style-name="P4"/>
      <text:p text:style-name="P4">Теперь сценарий содержит четыре <text:span text:style-name="T1">target (</text:span>команды): <text:span text:style-name="T20">mkdir</text:span> (создание папок для классов), <text:span text:style-name="T2">compile</text:span> (компиляция файла(ов) .java), <text:span text:style-name="T2">run</text:span> (запуск файла .class), <text:span text:style-name="T2">clean</text:span> (удаление папок с результатами компиляции). Обратите также внимание на зависимости: <text:span text:style-name="T1">target </text:span><text:span text:style-name="T4">run</text:span><text:span text:style-name="T1"> </text:span>предварительно вызовет <text:span text:style-name="T4">compile</text:span><text:span text:style-name="T1">, compile – </text:span><text:span text:style-name="T18">mkdir</text:span><text:span text:style-name="T1">. </text:span>И только <text:span text:style-name="T1">clean </text:span>сама по себе. Ещё <text:span text:style-name="T1">run </text:span>является для проекта <text:span text:style-name="T1">target </text:span>по умолчанию.</text:p>
      <text:p text:style-name="P4"/>
      <text:p text:style-name="P4">Запустим сценарий без параметров и увидим, в конце концов, результат работы нашей Java программы — приветствие.</text:p>
      <text:p text:style-name="P4"/>
      <text:p text:style-name="P4">Прямое указание имен каталогов не говорит о хорошем стиле. Особенно если имена в сценарии повторяются. Модифицируем <text:span text:style-name="T18">build.xml</text:span>, используя <text:span text:style-name="T2">property</text:span><text:span text:style-name="T5"> </text:span><text:span text:style-name="T22">(обратите внимание, как нам пригодилось имя проекта, заданное в </text:span><text:span text:style-name="T5">project</text:span><text:span text:style-name="T22">):</text:span></text:p>
      <text:p text:style-name="P4"/>
      <text:p text:style-name="P15"><text:s/><text:span text:style-name="T8">&lt;?xml version="1.0"?&gt;</text:span></text:p>
      <text:p text:style-name="P16"><text:s/>&lt;project name="HelloWorld" default="run"&gt;</text:p>
      <text:p text:style-name="P16"><text:s text:c="5"/>&lt;property name="src" location="src"/&gt;</text:p>
      <text:p text:style-name="P16"><text:s text:c="5"/>&lt;property name="build" location="build"/&gt;</text:p>
      <text:p text:style-name="P16"><text:s text:c="5"/>&lt;property name="classes" location="${build}/classes"/&gt;</text:p>
      <text:p text:style-name="P16"><text:s text:c="5"/>&lt;target name="mkdir"&gt;</text:p>
      <text:p text:style-name="P16"><text:s text:c="9"/>&lt;mkdir dir="${classes}"/&gt;</text:p>
      <text:p text:style-name="P16"><text:s text:c="5"/>&lt;/target&gt;</text:p>
      <text:p text:style-name="P16"><text:s text:c="5"/>&lt;target name="compile" depends="mkdir"&gt;</text:p>
      <text:p text:style-name="P16"><text:s text:c="9"/>&lt;javac srcdir="${src}" destdir="${classes}" includeAntRuntime="false"/&gt;</text:p>
      <text:p text:style-name="P16"><text:s text:c="5"/>&lt;/target&gt;</text:p>
      <text:p text:style-name="P16"><text:s text:c="5"/>&lt;target name="run" depends="compile"&gt;</text:p>
      <text:p text:style-name="P16"><text:s text:c="9"/>&lt;java classname="${ant.project.name}" classpath="${classes}"/&gt;</text:p>
      <text:p text:style-name="P16"><text:s text:c="5"/>&lt;/target&gt;</text:p>
      <text:p text:style-name="P16"><text:s text:c="5"/>&lt;target name="clean"&gt;</text:p>
      <text:p text:style-name="P16"><text:s text:c="9"/>&lt;delete dir="${build}"/&gt;</text:p>
      <text:p text:style-name="P16"><text:s text:c="5"/>&lt;/target&gt;</text:p>
      <text:p text:style-name="P16"><text:s/>&lt;/project&gt;</text:p>
      <text:p text:style-name="P4"/>
      <text:p text:style-name="P4">Теперь добавим в сценарий <text:span text:style-name="T1">target </text:span>для формирования jar файла:</text:p>
      <text:p text:style-name="P4"/>
      <text:p text:style-name="P16">&lt;target name="package" depends="compile"&gt;</text:p>
      <text:p text:style-name="P16"><text:s text:c="4"/>&lt;jar destfile="${build}/${ant.project.name}.jar" basedir="${classes}"&gt;</text:p>
      <text:p text:style-name="P16"><text:s text:c="8"/>&lt;manifest&gt;</text:p>
      <text:p text:style-name="P16"><text:s text:c="12"/>&lt;attribute name="Main—Class" value="${ant.project.name}"/&gt;</text:p>
      <text:p text:style-name="P16"><text:s text:c="8"/>&lt;/manifest&gt;</text:p>
      <text:p text:style-name="P16"><text:s text:c="4"/>&lt;/jar&gt;</text:p>
      <text:p text:style-name="P16">&lt;/target&gt;</text:p>
      <text:p text:style-name="P16"/>
      <text:p text:style-name="P4">И убедимся что всё работает:</text:p>
      <text:p text:style-name="P4"/>
      <text:p text:style-name="P18">$ ant package</text:p>
      <text:p text:style-name="P16">$ java -jar build/HelloWorld.jar</text:p>
      <text:p text:style-name="P16">$ Hello, World!</text:p>
      <text:p text:style-name="P4"><text:soft-page-break/><text:s text:c="4"/></text:p>
      <text:p text:style-name="P4">Перейдём к тестированию. Изменим код проекта (чтобы было что тестировать):</text:p>
      <text:p text:style-name="P4"/>
      <text:p text:style-name="P18">public class HelloWorld {</text:p>
      <text:p text:style-name="P16"><text:s text:c="4"/>public static void main(String[] args) {</text:p>
      <text:p text:style-name="P16"><text:s text:c="8"/>HelloWorld hello = new HelloWorld();</text:p>
      <text:p text:style-name="P16"><text:s text:c="8"/>System.out.println(hello.sayHello());</text:p>
      <text:p text:style-name="P16"><text:s text:c="4"/>}</text:p>
      <text:p text:style-name="P16"><text:s text:c="4"/>String sayHello() {</text:p>
      <text:p text:style-name="P16"><text:s text:c="8"/>return "Hello, World!";</text:p>
      <text:p text:style-name="P16"><text:s text:c="4"/>}</text:p>
      <text:p text:style-name="P16">}</text:p>
      <text:p text:style-name="P4"/>
      <text:p text:style-name="P4">и добавим в каталог src файл/класс (<text:span text:style-name="T18">TestHello.java</text:span>) с простым тестом:</text:p>
      <text:p text:style-name="P4"/>
      <text:p text:style-name="P18">import static org.junit.Assert.assertEquals;</text:p>
      <text:p text:style-name="P16">import org.junit.Test;</text:p>
      <text:p text:style-name="P16">public class TestHello {</text:p>
      <text:p text:style-name="P16"><text:s text:c="4"/>@Test</text:p>
      <text:p text:style-name="P16"><text:s text:c="4"/>public void testHello() {</text:p>
      <text:p text:style-name="P16"><text:s text:c="8"/>HelloWorld hello = new HelloWorld();</text:p>
      <text:p text:style-name="P16"><text:s text:c="8"/>assertEquals("Hello, World!", hello.sayHello());</text:p>
      <text:p text:style-name="P16"><text:s text:c="4"/>}</text:p>
      <text:p text:style-name="P16">}</text:p>
      <text:p text:style-name="P4"/>
      <text:p text:style-name="P4">Используя информацию со страницы <text:a xlink:type="simple" xlink:href="https://github.com/junit-team/junit4/wiki/getting-started" text:style-name="Internet_20_link" text:visited-style-name="Visited_20_Internet_20_Link"><text:span text:style-name="T18">https://github.com/junit-team/junit4/wiki/getting-started</text:span></text:a> загрузим два файла, <text:span text:style-name="T18">junit-4.12.jar</text:span> и <text:span text:style-name="T18">hamcrest-core-1.3.jar</text:span> и скопируем их в каталог нашего<text:span text:style-name="T18"> [JDK]\jre\lib\ext:</text:span></text:p>
      <text:p text:style-name="P4"><text:span text:style-name="T1"/></text:p>
      <text:p text:style-name="P18">$ sudo cp ~/Downloads/*.jar /usr/lib/jvm/java-1.8.0-openjdk-1.8.0.121-0.b13.el6_8.i386/jre/lib/ext/</text:p>
      <text:p text:style-name="P4"><text:span text:style-name="T1"/></text:p>
      <text:p text:style-name="P4">Теперь можно проверить как работает тест в командной строке:</text:p>
      <text:p text:style-name="P4"/>
      <text:p text:style-name="P18">D:\Hello&gt;java -cp build/classes org.junit.runner.JUnitCore TestHello</text:p>
      <text:p text:style-name="P16">JUnit version 4.12</text:p>
      <text:p text:style-name="P16">.</text:p>
      <text:p text:style-name="P16">Time: 0,281</text:p>
      <text:p text:style-name="P16">OK (1 test)</text:p>
      <text:p text:style-name="P4"/>
      <text:p text:style-name="P4">Дополним наш сценарий следующими строчками:</text:p>
      <text:p text:style-name="P4"/>
      <text:p text:style-name="P18">&lt;target name="test" depends="compile"&gt;</text:p>
      <text:p text:style-name="P16"><text:s text:c="4"/>&lt;junit&gt;</text:p>
      <text:p text:style-name="P16"><text:s text:c="8"/>&lt;classpath&gt;</text:p>
      <text:p text:style-name="P16"><text:s text:c="12"/>&lt;pathelement location="${classes}"/&gt;</text:p>
      <text:p text:style-name="P16"><text:s text:c="8"/>&lt;/classpath&gt;</text:p>
      <text:p text:style-name="P16"><text:s text:c="8"/>&lt;test name="TestHello"/&gt;</text:p>
      <text:p text:style-name="P16"><text:s text:c="4"/>&lt;/junit&gt;</text:p>
      <text:p text:style-name="P16">&lt;/target&gt;</text:p>
      <text:p text:style-name="P16"/>
      <text:p text:style-name="P4">и дополним строку с <text:span text:style-name="T1">target</text:span> <text:span text:style-name="T7">package</text:span> (jar):</text:p>
      <text:p text:style-name="P4"/>
      <text:p text:style-name="P18">&lt;jar destfile="${build}/${ant.project.name}.jar" basedir="${classes}" excludes="Test*.class"&gt;</text:p>
      <text:p text:style-name="P4"/>
      <text:p text:style-name="P4">Теперь к списку команд нашего сценария (<text:span text:style-name="T18">mkdir, compile, run, package</text:span>) добавилась команда <text:span text:style-name="T2">test</text:span>.</text:p>
      <text:p text:style-name="P4">В заключение мы изменим код нашего проекта так, чтобы приветствие выводилось в отдельном графическом окне. Затем сформируем jar файл и запустим его двойным кликом мыши (у вас должно быть настроено выполнение jar файлов по клику).</text:p>
      <text:p text:style-name="P4"/>
      <text:p text:style-name="P4"><text:soft-page-break/>Третья версия <text:span text:style-name="T1">Java </text:span>кода:</text:p>
      <text:p text:style-name="P4"/>
      <text:p text:style-name="P18">import javax.swing.*;</text:p>
      <text:p text:style-name="P16">import java.awt.*;</text:p>
      <text:p text:style-name="P16">public class HelloWorld extends JFrame {</text:p>
      <text:p text:style-name="P16"><text:s text:c="4"/>public static void main(String[] args) {</text:p>
      <text:p text:style-name="P16"><text:s text:c="8"/>new HelloWorld();</text:p>
      <text:p text:style-name="P16"><text:s text:c="4"/>}</text:p>
      <text:p text:style-name="P16"><text:s text:c="4"/>HelloWorld() {</text:p>
      <text:p text:style-name="P16"><text:s text:c="8"/>setTitle(sayHello());</text:p>
      <text:p text:style-name="P16"><text:s text:c="8"/>setDefaultCloseOperation(EXIT_ON_CLOSE);</text:p>
      <text:p text:style-name="P16"><text:s text:c="8"/>setBounds(200, 200, 300, 200);</text:p>
      <text:p text:style-name="P16"><text:s text:c="8"/>JLabel label = new JLabel(sayHello(), SwingConstants.CENTER);</text:p>
      <text:p text:style-name="P16"><text:s text:c="8"/>label.setFont(new Font("", Font.BOLD, 24));</text:p>
      <text:p text:style-name="P16"><text:s text:c="8"/>add(label);</text:p>
      <text:p text:style-name="P16"><text:s text:c="8"/>setVisible(true);</text:p>
      <text:p text:style-name="P16"><text:s text:c="4"/>}</text:p>
      <text:p text:style-name="P16"><text:s text:c="4"/>String sayHello() {</text:p>
      <text:p text:style-name="P16"><text:s text:c="8"/>return "Hello, World!";</text:p>
      <text:p text:style-name="P16"><text:s text:c="4"/>}</text:p>
      <text:p text:style-name="P16">}</text:p>
      <text:p text:style-name="P4"/>
      <text:p text:style-name="P4">Вносим также незначительное дополнение в сценарий (в <text:span text:style-name="T1">target</text:span> <text:span text:style-name="T2">run</text:span>), дописав <text:span text:style-name="T2">fork="true"</text:span> (запуск выполнения класса в другой виртуальной машине). В противном случае <text:span text:style-name="T22">run</text:span> не сработает (проверено экспериментально):</text:p>
      <text:p text:style-name="P4"/>
      <text:p text:style-name="P18">&lt;java classname="${ant.project.name}" classpath="${classes}" fork="true"/&gt;</text:p>
      <text:p text:style-name="P4"/>
      <text:p text:style-name="P4">Выполняем команду формирования jar файла (<text:span text:style-name="T18">$ ant package</text:span>), открываем в проводнике файлов каталог <text:span text:style-name="T20">~/hello/build</text:span><text:span text:style-name="T22">,</text:span> находим там <text:span text:style-name="T20">HelloWorld.jar</text:span><text:span text:style-name="T22">, дважды кликаем по нему мышкой и получаем удовольствие от созерцания графического окошка с приветствием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ru" style:country-asian="RU" style:font-name-complex="Manga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color="#999999" style:font-name="Tahoma" fo:font-size="10pt" fo:font-weight="normal" fo:background-color="transparent" style:font-size-asian="10pt" style:font-weight-asian="normal" style:font-size-complex="10pt" style:font-weight-complex="normal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1.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ubject/><text:title>Apache Ant - быстрый старт</text:title> <text:span text:style-name="MT1">(RU) </text:span><text:span text:style-name="MT2">стр.</text:span><text:span text:style-name="MT1"> </text:span><text:span text:style-name="MT1"><text:page-number text:select-page="current">5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3-12T13:48:00.790000000</dc:date>
    <meta:generator>OpenOffice/4.1.1$Win32 OpenOffice.org_project/411m6$Build-9775</meta:generator>
    <meta:editing-duration>PT9M7S</meta:editing-duration>
    <meta:editing-cycles>1</meta:editing-cycles>
    <dc:title>Apache Ant - быстрый старт</dc:title>
    <meta:document-statistic meta:table-count="0" meta:image-count="0" meta:object-count="0" meta:page-count="5" meta:paragraph-count="170" meta:word-count="1120" meta:character-count="9403"/>
  </office:meta>
</office:document-meta>
</file>